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9-1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I.THE ANOINTING OF JEHU (9:1-1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I.THE ANOINTING OF JEHU (9:1-13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rophet (9:1-6): Elisha instructs one of his young prophets to go to Ramoth-gilead and anoint Jehu as Israel's tenth ruler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rophecies (9:7-10): After the young prophet anoints Jehu, he foretells of the destruction of Ahab's family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proclamation (9:11-13): When Jehu tells his fellow officers what happened, they blow a trumpet and acknowledge him as king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2 KINGS 9-10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I.THE ANOINTING OF JEHU (9:1-13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E ATTACKS BY JEHU (9:14-10:29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-title-Title-Slide" presentation:presentation-page-layout-name="Master1-PPL1" draw:id="Slide-259">
        <draw:frame draw:id="id89" presentation:style-name="a477" draw:name="Title 1" svg:x="1.38in" svg:y="0.83in" svg:width="10.3in" svg:height="4.42in" presentation:class="title" presentation:placeholder="false">
          <draw:text-box>
            <text:p text:style-name="a476" text:class-names="" text:cond-style-name=""><text:span text:style-name="a474" text:class-names="">THE ATTACKS BY JEHU (9:14-10:29):<text:s text:c="1"/></text:span><text:span text:style-name="a475" text:class-names=""/></text:p>
          </draw:text-box>
          <svg:title/>
          <svg:desc/>
        </draw:frame>
        <draw:frame draw:id="id90" presentation:style-name="a482" draw:name="Subtitle 2" svg:x="1.38in" svg:y="5.25in" svg:width="10.3in" svg:height="1.85in" presentation:class="subtitle" presentation:placeholder="false">
          <draw:text-box>
            <text:p text:style-name="a479" text:class-names="" text:cond-style-name=""><text:span text:style-name="a478" text:class-names=""><text:s text:c="1"/>He kills King Joram of Israel (9:14-26)<text:s text:c="1"/></text:span></text:p>
            <text:p text:style-name="a481" text:class-names="" text:cond-style-name=""><text:span text:style-name="a480" text:class-names=""/></text:p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He kills King Joram of Israel (9:14-26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Where Joram is killed (9:14-20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How Joram is killed (9:21-26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ATTACKS BY JEHU (9:14-10:29):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He kills King Joram of Israel (9:14-26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He kills King Ahaziah of Judah (9:27-29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He kills Jezebel (9:30-37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He kills Jezebel (9:30-37)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Her sarcasm (9:30-33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Her skull (9:34-37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ATTACKS BY JEHU (9:14-10:29):<text:s text:c="1"/></text:span><text:span text:style-name="a533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He kills King Joram of Israel (9:14-26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He kills King Ahaziah of Judah (9:27-29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He kills Jezebel (9:30-37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He kills Ahab's family (10:1-11, 15-17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<text:s text:c="1"/>He kills Ahab's family (10:1-11, 15-17)<text:s text:c="1"/></text:span><text:span text:style-name="a554" text:class-names=""/></text:p>
          </draw:text-box>
          <svg:title/>
          <svg:desc/>
        </draw:frame>
        <draw:frame draw:id="id100" presentation:style-name="a569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The dare made by Jehu (10:1-3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decapitation performed by the people (10:4-8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destruction unleashed on the rest (10:9-11, 15-17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0" draw:style-name="a570" draw:master-page-name="Master1-Layout12-tx-Title-and-Text" presentation:presentation-page-layout-name="Master1-PPL12" draw:id="Slide-265">
        <draw:frame draw:id="id101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THE ATTACKS BY JEHU (9:14-10:29):<text:s text:c="1"/></text:span><text:span text:style-name="a572" text:class-names=""/></text:p>
          </draw:text-box>
          <svg:title/>
          <svg:desc/>
        </draw:frame>
        <draw:frame draw:id="id102" presentation:style-name="a596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He kills King Joram of Israel (9:14-26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He kills King Ahaziah of Judah (9:27-29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He kills Jezebel (9:30-37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He kills Ahab's family (10:1-11, 15-17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He kills Ahaziah's family (10:12-14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He kills the priests of Baal (10:18-28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11" draw:style-name="a597" draw:master-page-name="Master1-Layout12-tx-Title-and-Text" presentation:presentation-page-layout-name="Master1-PPL12" draw:id="Slide-266">
        <draw:frame draw:id="id103" presentation:style-name="a601" draw:name="Title 1" svg:x="1.38in" svg:y="0.4in" svg:width="10.6in" svg:height="1.44965in" presentation:class="title" presentation:placeholder="false">
          <draw:text-box>
            <text:p text:style-name="a600" text:class-names="" text:cond-style-name=""><text:span text:style-name="a598" text:class-names=""><text:s text:c="1"/>He kills the priests of Baal (10:18-28)<text:s text:c="1"/></text:span><text:span text:style-name="a599" text:class-names=""/></text:p>
          </draw:text-box>
          <svg:title/>
          <svg:desc/>
        </draw:frame>
        <draw:frame draw:id="id104" presentation:style-name="a611" draw:name="Text Placeholder 2" svg:x="1.38in" svg:y="2in" svg:width="9.4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<text:s text:c="1"/>The deception (10:18-24):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The destruction (10:25-28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12" draw:style-name="a612" draw:master-page-name="Master1-Layout12-tx-Title-and-Text" presentation:presentation-page-layout-name="Master1-PPL12" draw:id="Slide-267">
        <draw:frame draw:id="id105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THE ATTACKS BY JEHU (9:14-10:29):<text:s text:c="1"/></text:span><text:span text:style-name="a614" text:class-names=""/></text:p>
          </draw:text-box>
          <svg:title/>
          <svg:desc/>
        </draw:frame>
        <draw:frame draw:id="id106" presentation:style-name="a638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<text:s text:c="1"/>He kills King Joram of Israel (9:14-26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He kills King Ahaziah of Judah (9:27-29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He kills Jezebel (9:30-37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He kills Ahab's family (10:1-11, 15-17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He kills Ahaziah's family (10:12-14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He kills the priests of Baal (10:18-28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</draw:text-box>
          <svg:title/>
          <svg:desc/>
        </draw:frame>
      </draw:page>
      <draw:page draw:name="Slide13" draw:style-name="a639" draw:master-page-name="Master1-Layout12-tx-Title-and-Text" presentation:presentation-page-layout-name="Master1-PPL12" draw:id="Slide-268">
        <draw:frame draw:id="id107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2 KINGS 9-10<text:s text:c="1"/></text:span><text:span text:style-name="a641" text:class-names=""/></text:p>
          </draw:text-box>
          <svg:title/>
          <svg:desc/>
        </draw:frame>
        <draw:frame draw:id="id108" presentation:style-name="a659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I.THE ANOINTING OF JEHU (9:1-13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THE ATTACKS BY JEHU (9:14-10:29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THE ASSURANCE TO JEHU (10:29-30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THE APOSTASY OF JEHU (10:31 -36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4" draw:style-name="a660" draw:master-page-name="Master1-Layout12-tx-Title-and-Text" presentation:presentation-page-layout-name="Master1-PPL12" draw:id="Slide-269">
        <draw:frame draw:id="id109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THE APOSTASY OF JEHU (10:31 -36)<text:s text:c="1"/></text:span><text:span text:style-name="a662" text:class-names=""/></text:p>
          </draw:text-box>
          <svg:title/>
          <svg:desc/>
        </draw:frame>
        <draw:frame draw:id="id110" presentation:style-name="a677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<text:s text:c="1"/>His paganism (10:31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His punishment (10:32-33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His passing (10:34-36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5" draw:style-name="a678" draw:master-page-name="Master1-Layout12-tx-Title-and-Text" presentation:presentation-page-layout-name="Master1-PPL12" draw:id="Slide-270">
        <draw:frame draw:id="id111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2 KINGS 9-10<text:s text:c="1"/></text:span><text:span text:style-name="a680" text:class-names=""/></text:p>
          </draw:text-box>
          <svg:title/>
          <svg:desc/>
        </draw:frame>
        <draw:frame draw:id="id112" presentation:style-name="a698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I.THE ANOINTING OF JEHU (9:1-13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THE ATTACKS BY JEHU (9:14-10:29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THE ASSURANCE TO JEHU (10:29-30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THE APOSTASY OF JEHU (10:31 -36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9-10 </dc:title>
    <meta:initial-creator>David STRICKLAND</meta:initial-creator>
    <dc:creator>David STRICKLAND</dc:creator>
    <meta:creation-date>2020-02-22T17:28:52Z</meta:creation-date>
    <dc:date>2020-02-22T17:28:53Z</dc:date>
    <meta:template xlink:href="BibleStudy" xlink:type="simple"/>
    <meta:editing-cycles>1</meta:editing-cycles>
    <meta:editing-duration>PT0S</meta:editing-duration>
    <meta:document-statistic meta:paragraph-count="61" meta:word-count="536"/>
  </office:meta>
</office:document-meta>
</file>